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current connectinos</text:p>
          </table:table-cell>
          <table:table-cell office:value-type="string" calcext:value-type="string">
            <text:p>quantile</text:p>
          </table:table-cell>
          <table:table-cell office:value-type="string" calcext:value-type="string">
            <text:p>max laten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39882285367.553" calcext:value-type="float">
            <text:p>139882285367.55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39882285367.553" calcext:value-type="float">
            <text:p>139882285367.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60.531" calcext:value-type="float">
            <text:p>360.53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360.531" calcext:value-type="float">
            <text:p>360.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85.553" calcext:value-type="float">
            <text:p>785.55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93.49" calcext:value-type="float">
            <text:p>793.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95.248" calcext:value-type="float">
            <text:p>1095.248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098.571" calcext:value-type="float">
            <text:p>1098.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787.356" calcext:value-type="float">
            <text:p>1787.35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799.076" calcext:value-type="float">
            <text:p>1799.0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995.06" calcext:value-type="float">
            <text:p>1995.06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2005.19" calcext:value-type="float">
            <text:p>2005.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2272.287" calcext:value-type="float">
            <text:p>2272.287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2282.158" calcext:value-type="float">
            <text:p>2282.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5533.695" calcext:value-type="float">
            <text:p>5533.695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5544.419" calcext:value-type="float">
            <text:p>5544.4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5832.802" calcext:value-type="float">
            <text:p>5832.802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5861.542" calcext:value-type="float">
            <text:p>5861.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6064.631" calcext:value-type="float">
            <text:p>6064.631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6106.882" calcext:value-type="float">
            <text:p>6106.8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8098.946" calcext:value-type="float">
            <text:p>8098.946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8510.994" calcext:value-type="float">
            <text:p>8510.9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office:value-type="float" office:value="9384.308" calcext:value-type="float">
            <text:p>9384.308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9493.73" calcext:value-type="float">
            <text:p>9493.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252.534" calcext:value-type="float">
            <text:p>10252.534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10276.5" calcext:value-type="float">
            <text:p>10276.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float" office:value="10751.185" calcext:value-type="float">
            <text:p>10751.185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98" calcext:value-type="float">
            <text:p>98</text:p>
          </table:table-cell>
          <table:table-cell office:value-type="float" office:value="10761.714" calcext:value-type="float">
            <text:p>10761.7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" calcext:value-type="float">
            <text:p>95</text:p>
          </table:table-cell>
          <table:table-cell office:value-type="float" office:value="11506.996" calcext:value-type="float">
            <text:p>11506.996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office:value-type="float" office:value="11931.589" calcext:value-type="float">
            <text:p>11931.5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office:value-type="float" office:value="12480.501" calcext:value-type="float">
            <text:p>12480.501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98" calcext:value-type="float">
            <text:p>98</text:p>
          </table:table-cell>
          <table:table-cell office:value-type="float" office:value="12942.176" calcext:value-type="float">
            <text:p>12942.1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  <table:table-cell office:value-type="float" office:value="13456.37" calcext:value-type="float">
            <text:p>13456.37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98" calcext:value-type="float">
            <text:p>98</text:p>
          </table:table-cell>
          <table:table-cell office:value-type="float" office:value="14604.733" calcext:value-type="float">
            <text:p>14604.7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15467.96" calcext:value-type="float">
            <text:p>15467.96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98" calcext:value-type="float">
            <text:p>98</text:p>
          </table:table-cell>
          <table:table-cell office:value-type="float" office:value="16123.411" calcext:value-type="float">
            <text:p>16123.4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" calcext:value-type="float">
            <text:p>95</text:p>
          </table:table-cell>
          <table:table-cell office:value-type="float" office:value="15138.508" calcext:value-type="float">
            <text:p>15138.508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98" calcext:value-type="float">
            <text:p>98</text:p>
          </table:table-cell>
          <table:table-cell office:value-type="float" office:value="15981.853" calcext:value-type="float">
            <text:p>15981.85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 office:value-type="float" office:value="16571.962" calcext:value-type="float">
            <text:p>16571.962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98" calcext:value-type="float">
            <text:p>98</text:p>
          </table:table-cell>
          <table:table-cell office:value-type="float" office:value="18555.462" calcext:value-type="float">
            <text:p>18555.462</text:p>
          </table:table-cell>
        </table:table-row>
      </table:table>
      <table:table table:name="Sheet2" table:style-name="ta1">
        <table:shapes>
          <draw:frame draw:z-index="0" draw:style-name="gr1" draw:text-style-name="P1" svg:width="10.0988in" svg:height="5.239in" svg:x="2.5571in" svg:y="0.4079in">
            <draw:object draw:notify-on-update-of-ranges="Sheet2.A1:Sheet2.A1 Sheet2.A2:Sheet2.A21 Sheet2.C1:Sheet2.C1 Sheet2.C2:Sheet2.C21 Sheet2.D1:Sheet2.D1 Sheet2.D2:Sheet2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current connectinos</text:p>
          </table:table-cell>
          <table:table-cell office:value-type="string" calcext:value-type="string">
            <text:p>quantile</text:p>
          </table:table-cell>
          <table:table-cell office:value-type="string" calcext:value-type="string">
            <text:p>Max Delay with VMG</text:p>
          </table:table-cell>
          <table:table-cell office:value-type="string" calcext:value-type="string">
            <text:p>Max Delay without VM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510.789" calcext:value-type="float">
            <text:p>510.789</text:p>
          </table:table-cell>
          <table:table-cell office:value-type="float" office:value="360.531" calcext:value-type="float">
            <text:p>360.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61.247" calcext:value-type="float">
            <text:p>861.247</text:p>
          </table:table-cell>
          <table:table-cell office:value-type="float" office:value="785.553" calcext:value-type="float">
            <text:p>785.5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332.211" calcext:value-type="float">
            <text:p>1332.211</text:p>
          </table:table-cell>
          <table:table-cell office:value-type="float" office:value="1095.248" calcext:value-type="float">
            <text:p>1095.2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617.251" calcext:value-type="float">
            <text:p>1617.251</text:p>
          </table:table-cell>
          <table:table-cell office:value-type="float" office:value="1787.356" calcext:value-type="float">
            <text:p>1787.3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2388.063" calcext:value-type="float">
            <text:p>2388.063</text:p>
          </table:table-cell>
          <table:table-cell office:value-type="float" office:value="1995.06" calcext:value-type="float">
            <text:p>1995.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2781.886" calcext:value-type="float">
            <text:p>2781.886</text:p>
          </table:table-cell>
          <table:table-cell office:value-type="float" office:value="2272.287" calcext:value-type="float">
            <text:p>2272.2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3786.286" calcext:value-type="float">
            <text:p>3786.286</text:p>
          </table:table-cell>
          <table:table-cell office:value-type="float" office:value="5533.695" calcext:value-type="float">
            <text:p>5533.6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5973.805" calcext:value-type="float">
            <text:p>5973.805</text:p>
          </table:table-cell>
          <table:table-cell office:value-type="float" office:value="5832.802" calcext:value-type="float">
            <text:p>5832.8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5894.24" calcext:value-type="float">
            <text:p>5894.24</text:p>
          </table:table-cell>
          <table:table-cell office:value-type="float" office:value="6064.631" calcext:value-type="float">
            <text:p>6064.6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7802.485" calcext:value-type="float">
            <text:p>7802.485</text:p>
          </table:table-cell>
          <table:table-cell office:value-type="float" office:value="8098.946" calcext:value-type="float">
            <text:p>8098.9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 office:value-type="float" office:value="7965.951" calcext:value-type="float">
            <text:p>7965.951</text:p>
          </table:table-cell>
          <table:table-cell office:value-type="float" office:value="9384.308" calcext:value-type="float">
            <text:p>9384.3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906.53" calcext:value-type="float">
            <text:p>10906.53</text:p>
          </table:table-cell>
          <table:table-cell office:value-type="float" office:value="10252.534" calcext:value-type="float">
            <text:p>10252.5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float" office:value="8720.396" calcext:value-type="float">
            <text:p>8720.396</text:p>
          </table:table-cell>
          <table:table-cell office:value-type="float" office:value="10751.185" calcext:value-type="float">
            <text:p>10751.1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" calcext:value-type="float">
            <text:p>95</text:p>
          </table:table-cell>
          <table:table-cell office:value-type="float" office:value="13086.259" calcext:value-type="float">
            <text:p>13086.259</text:p>
          </table:table-cell>
          <table:table-cell office:value-type="float" office:value="11506.996" calcext:value-type="float">
            <text:p>11506.9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office:value-type="float" office:value="12839.817" calcext:value-type="float">
            <text:p>12839.817</text:p>
          </table:table-cell>
          <table:table-cell office:value-type="float" office:value="12480.501" calcext:value-type="float">
            <text:p>12480.5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  <table:table-cell office:value-type="float" office:value="13216.558" calcext:value-type="float">
            <text:p>13216.558</text:p>
          </table:table-cell>
          <table:table-cell office:value-type="float" office:value="13456.37" calcext:value-type="float">
            <text:p>13456.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14630.418" calcext:value-type="float">
            <text:p>14630.418</text:p>
          </table:table-cell>
          <table:table-cell office:value-type="float" office:value="15467.96" calcext:value-type="float">
            <text:p>15467.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" calcext:value-type="float">
            <text:p>95</text:p>
          </table:table-cell>
          <table:table-cell office:value-type="float" office:value="15720.222" calcext:value-type="float">
            <text:p>15720.222</text:p>
          </table:table-cell>
          <table:table-cell office:value-type="float" office:value="15138.508" calcext:value-type="float">
            <text:p>15138.5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 office:value-type="float" office:value="16949.869" calcext:value-type="float">
            <text:p>16949.869</text:p>
          </table:table-cell>
          <table:table-cell office:value-type="float" office:value="16571.962" calcext:value-type="float">
            <text:p>16571.962</text:p>
          </table:table-cell>
        </table:table-row>
      </table:table>
      <table:named-expressions/>
      <table:database-ranges>
        <table:database-range table:name="__Anonymous_Sheet_DB__0" table:target-range-address="Sheet1.A1:Sheet1.C41" table:display-filter-buttons="true">
          <table:filter>
            <table:filter-and>
              <table:filter-condition table:field-number="1" table:value="9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2:39:01.672471956</meta:creation-date>
    <dc:date>2016-06-01T23:49:03.327524418</dc:date>
    <meta:editing-duration>PT24M31S</meta:editing-duration>
    <meta:editing-cycles>1</meta:editing-cycles>
    <meta:document-statistic meta:table-count="2" meta:cell-count="206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52cm" svg:height="13.308cm" xlink:href=".." xlink:type="simple" chart:class="chart:line" chart:style-name="ch1">
        <chart:legend chart:legend-position="end" svg:x="20.577cm" svg:y="6.106cm" style:legend-expansion="high" chart:style-name="ch2"/>
        <chart:plot-area chart:style-name="ch3" table:cell-range-address="Sheet2.A1:Sheet2.A21 Sheet2.C1:Sheet2.D21" chart:data-source-has-labels="both" svg:x="0.963cm" svg:y="1.199cm" svg:width="18.588cm" svg:height="11.423cm">
          <chartooo:coordinate-region svg:x="2.14cm" svg:y="1.398cm" svg:width="17.131cm" svg:height="10.577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21" chart:label-cell-address="Sheet2.C1:Sheet2.C1" chart:class="chart:line">
            <chart:data-point chart:repeated="20"/>
          </chart:series>
          <chart:series chart:style-name="ch7" chart:values-cell-range-address="Sheet2.D2:Sheet2.D21" chart:label-cell-address="Sheet2.D1:Sheet2.D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elay with VMG</text:p>
                <draw:g>
                  <svg:desc>Sheet2.C1:Sheet2.C1</svg:desc>
                </draw:g>
              </table:table-cell>
              <table:table-cell office:value-type="string">
                <text:p>Max Delay without VMG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C2:Sheet2.C21</svg:desc>
                </draw:g>
              </table:table-cell>
              <table:table-cell office:value-type="float" office:value="NaN">
                <text:p>NaN</text:p>
                <draw:g>
                  <svg:desc>Sheet2.D2:Sheet2.D2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0.789">
                <text:p>510.789</text:p>
              </table:table-cell>
              <table:table-cell office:value-type="float" office:value="360.531">
                <text:p>360.5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1.247">
                <text:p>861.247</text:p>
              </table:table-cell>
              <table:table-cell office:value-type="float" office:value="785.553">
                <text:p>785.5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32.211">
                <text:p>1332.211</text:p>
              </table:table-cell>
              <table:table-cell office:value-type="float" office:value="1095.248">
                <text:p>1095.2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17.251">
                <text:p>1617.251</text:p>
              </table:table-cell>
              <table:table-cell office:value-type="float" office:value="1787.356">
                <text:p>1787.3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88.063">
                <text:p>2388.063</text:p>
              </table:table-cell>
              <table:table-cell office:value-type="float" office:value="1995.06">
                <text:p>1995.0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81.886">
                <text:p>2781.886</text:p>
              </table:table-cell>
              <table:table-cell office:value-type="float" office:value="2272.287">
                <text:p>2272.2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86.286">
                <text:p>3786.286</text:p>
              </table:table-cell>
              <table:table-cell office:value-type="float" office:value="5533.695">
                <text:p>5533.6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73.805">
                <text:p>5973.805</text:p>
              </table:table-cell>
              <table:table-cell office:value-type="float" office:value="5832.802">
                <text:p>5832.8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894.24">
                <text:p>5894.24</text:p>
              </table:table-cell>
              <table:table-cell office:value-type="float" office:value="6064.631">
                <text:p>6064.6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802.485">
                <text:p>7802.485</text:p>
              </table:table-cell>
              <table:table-cell office:value-type="float" office:value="8098.946">
                <text:p>8098.94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965.951">
                <text:p>7965.951</text:p>
              </table:table-cell>
              <table:table-cell office:value-type="float" office:value="9384.308">
                <text:p>9384.3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906.53">
                <text:p>10906.53</text:p>
              </table:table-cell>
              <table:table-cell office:value-type="float" office:value="10252.534">
                <text:p>10252.53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720.396">
                <text:p>8720.396</text:p>
              </table:table-cell>
              <table:table-cell office:value-type="float" office:value="10751.185">
                <text:p>10751.1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086.259">
                <text:p>13086.259</text:p>
              </table:table-cell>
              <table:table-cell office:value-type="float" office:value="11506.996">
                <text:p>11506.99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839.817">
                <text:p>12839.817</text:p>
              </table:table-cell>
              <table:table-cell office:value-type="float" office:value="12480.501">
                <text:p>12480.50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216.558">
                <text:p>13216.558</text:p>
              </table:table-cell>
              <table:table-cell office:value-type="float" office:value="13456.37">
                <text:p>13456.3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630.418">
                <text:p>14630.418</text:p>
              </table:table-cell>
              <table:table-cell office:value-type="float" office:value="15467.96">
                <text:p>15467.9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5720.222">
                <text:p>15720.222</text:p>
              </table:table-cell>
              <table:table-cell office:value-type="float" office:value="15138.508">
                <text:p>15138.50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949.869">
                <text:p>16949.869</text:p>
              </table:table-cell>
              <table:table-cell office:value-type="float" office:value="16571.962">
                <text:p>16571.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